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333333" draw:textarea-horizontal-align="justify" draw:textarea-vertical-align="middle" draw:auto-grow-height="false"/>
    </style:style>
    <style:style style:name="gr2" style:family="graphic" style:parent-style-name="standard">
      <style:graphic-properties svg:stroke-color="#333333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333333" draw:marker-start="Arrow" draw:marker-start-width="0.3cm" draw:marker-end="Arrow" draw:marker-end-width="0.3cm" draw:textarea-vertical-align="middle"/>
    </style:style>
    <style:style style:name="gr4" style:family="graphic" style:parent-style-name="objectwithoutfill">
      <style:graphic-properties svg:stroke-color="#333333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64cm"/>
    </style:style>
    <style:style style:name="gr6" style:family="graphic" style:parent-style-name="standard">
      <style:graphic-properties draw:stroke="none" svg:stroke-color="#000000" draw:fill="none" draw:fill-color="#ffffff" fo:min-height="1.727cm"/>
    </style:style>
    <style:style style:name="gr7" style:family="graphic" style:parent-style-name="standard">
      <style:graphic-properties svg:stroke-color="#333333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color="#333333" draw:fill="solid" draw:fill-color="#ffffff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stroke="none" svg:stroke-color="#000000" draw:fill="none" draw:fill-color="#ffffff" fo:min-height="0.534cm"/>
    </style:style>
    <style:style style:name="gr10" style:family="graphic" style:parent-style-name="standard">
      <style:graphic-properties draw:stroke="none" svg:stroke-color="#000000" draw:fill="none" draw:fill-color="#ffffff" fo:min-height="2.223cm"/>
    </style:style>
    <style:style style:name="gr11" style:family="graphic" style:parent-style-name="standard">
      <style:graphic-properties draw:stroke="none" svg:stroke-color="#000000" draw:fill="none" draw:fill-color="#ffffff" fo:min-height="1.614cm"/>
    </style:style>
    <style:style style:name="gr12" style:family="graphic" style:parent-style-name="standard">
      <style:graphic-properties draw:stroke="none" svg:stroke-color="#000000" draw:fill="none" draw:fill-color="#ffffff" fo:min-height="0.442cm"/>
    </style:style>
    <style:style style:name="gr13" style:family="graphic" style:parent-style-name="standard">
      <style:graphic-properties draw:stroke="none" svg:stroke-color="#000000" draw:fill="none" draw:fill-color="#ffffff" fo:min-height="0.717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1pt" fo:font-weight="bold" style:font-size-asian="11pt" style:font-weight-asian="bold" style:font-size-complex="11pt" style:font-weight-complex="bold"/>
    </style:style>
    <style:style style:name="P6" style:family="paragraph">
      <style:paragraph-properties fo:text-align="start"/>
      <style:text-properties fo:font-weight="bold" style:font-weight-asian="bold" style:font-weight-complex="bold"/>
    </style:style>
    <style:style style:name="P7" style:family="paragraph"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8" style:family="paragraph">
      <style:text-properties style:text-position="0% 100%" fo:font-weight="normal" style:font-weight-asian="normal" style:font-weight-complex="normal"/>
    </style:style>
    <style:style style:name="P9" style:family="paragraph">
      <style:text-properties style:text-position="0% 100%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0% 100%" style:font-name="Liberation Sans1" style:font-name-asian="Liberation Sans1" style:font-name-complex="Liberation Sans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-33% 58%" fo:font-weight="bold" style:font-weight-asian="bold" style:font-weight-complex="bold"/>
    </style:style>
    <style:style style:name="T6" style:family="text">
      <style:text-properties style:text-position="0% 100%" style:font-name="Liberation Serif" fo:font-weight="normal" style:font-name-asian="Liberation Serif" style:font-weight-asian="normal" style:font-name-complex="Liberation Serif" style:font-weight-complex="normal"/>
    </style:style>
    <style:style style:name="T7" style:family="text">
      <style:text-properties style:text-position="0% 100%" style:font-name="Liberation Sans" fo:font-weight="normal" style:font-name-asian="Liberation Sans1" style:font-weight-asian="normal" style:font-name-complex="Liberation Sans1" style:font-weight-complex="normal"/>
    </style:style>
    <style:style style:name="T8" style:family="text">
      <style:text-properties style:text-position="-33% 58%" style:font-name="Liberation Serif" fo:font-weight="normal" style:font-name-asian="Liberation Serif" style:font-weight-asian="normal" style:font-name-complex="Liberation Serif" style:font-weight-complex="normal"/>
    </style:style>
    <style:style style:name="T9" style:family="text">
      <style:text-properties style:text-position="-33% 58%" style:font-name="Liberation Sans" fo:font-weight="normal" style:font-name-asian="Liberation Sans1" style:font-weight-asian="normal" style:font-name-complex="Liberation Sans1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13cm" svg:height="0.762cm" svg:x="8.153cm" svg:y="10.009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2" draw:text-style-name="P2" draw:layer="layout" svg:width="2.698cm" svg:height="1.584cm" svg:x="7.223cm" svg:y="12.643cm">
          <text:p text:style-name="P1">EM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8.983cm" svg:y1="10.378cm" svg:x2="11.149cm" svg:y2="10.378cm">
          <text:p/>
        </draw:line>
        <draw:line draw:style-name="gr4" draw:text-style-name="P1" draw:layer="layout" svg:x1="6.096cm" svg:y1="5.965cm" svg:x2="7.288cm" svg:y2="5.965cm">
          <text:p/>
        </draw:line>
        <draw:line draw:style-name="gr3" draw:text-style-name="P1" draw:layer="layout" svg:x1="5.873cm" svg:y1="16.898cm" svg:x2="7.27cm" svg:y2="16.898cm">
          <text:p/>
        </draw:line>
        <draw:line draw:style-name="gr3" draw:text-style-name="P1" draw:layer="layout" svg:x1="14.419cm" svg:y1="10.387cm" svg:x2="15.935cm" svg:y2="10.421cm">
          <text:p/>
        </draw:line>
        <draw:frame draw:style-name="gr5" draw:text-style-name="P3" draw:layer="layout" svg:width="1.778cm" svg:height="1.114cm" svg:x="8.597cm" svg:y="7.696cm">
          <draw:text-box>
            <text:p>P<text:span text:style-name="T1">ICE</text:span></text:p>
          </draw:text-box>
        </draw:frame>
        <draw:frame draw:style-name="gr5" draw:text-style-name="P3" draw:layer="layout" svg:width="1.778cm" svg:height="1.114cm" svg:x="9.049cm" svg:y="9.208cm">
          <draw:text-box>
            <text:p>P<text:span text:style-name="T1">CRS</text:span></text:p>
          </draw:text-box>
        </draw:frame>
        <draw:frame draw:style-name="gr5" draw:text-style-name="P3" draw:layer="layout" svg:width="1.778cm" svg:height="1.114cm" svg:x="8.617cm" svg:y="11.144cm">
          <draw:text-box>
            <text:p>P<text:span text:style-name="T1">EM</text:span></text:p>
          </draw:text-box>
        </draw:frame>
        <draw:line draw:style-name="gr3" draw:text-style-name="P1" draw:layer="layout" svg:x1="8.608cm" svg:y1="16.132cm" svg:x2="8.608cm" svg:y2="14.283cm">
          <text:p/>
        </draw:line>
        <draw:custom-shape draw:style-name="gr2" draw:text-style-name="P2" draw:layer="layout" svg:width="2.652cm" svg:height="1.584cm" svg:x="7.269cm" svg:y="16.083cm">
          <text:p text:style-name="P1">Batter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63cm" svg:height="1.584cm" svg:x="7.26cm" svg:y="5.144cm">
          <text:p text:style-name="P1">IC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3.175cm" svg:height="1.584cm" svg:x="11.166cm" svg:y="9.598cm">
          <text:p text:style-name="P1">Gearbox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175cm" svg:height="1.584cm" svg:x="15.933cm" svg:y="9.532cm">
          <text:p text:style-name="P1">Wheel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2.307cm" svg:height="1.977cm" svg:x="5.993cm" svg:y="16.966cm">
          <draw:text-box>
            <text:p>P<text:span text:style-name="T1">B</text:span><text:span text:style-name="T1"> </text:span><text:span text:style-name="T2"> (</text:span><text:span text:style-name="T3">Δ</text:span><text:span text:style-name="T2">E</text:span><text:span text:style-name="T1">B</text:span><text:span text:style-name="T2">)</text:span></text:p>
          </draw:text-box>
        </draw:frame>
        <draw:g>
          <draw:custom-shape draw:style-name="gr7" draw:text-style-name="P1" draw:layer="layout" svg:width="1.575cm" svg:height="1.524cm" svg:x="4.24cm" svg:y="16.19cm">
            <text:p/>
  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  </draw:custom-shape>
          <draw:frame draw:style-name="gr5" draw:text-style-name="P5" draw:layer="layout" svg:width="1.778cm" svg:height="1.114cm" svg:x="4.409cm" svg:y="16.473cm">
            <draw:text-box>
              <text:p text:style-name="P4"><text:span text:style-name="T4">E</text:span><text:span text:style-name="T5">B</text:span></text:p>
            </draw:text-box>
          </draw:frame>
        </draw:g>
        <draw:g>
          <draw:custom-shape draw:style-name="gr8" draw:text-style-name="P1" draw:layer="layout" svg:width="1.894cm" svg:height="1.906cm" draw:transform="rotate (2.35026037073556) translate (4.648cm 7.299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frame draw:style-name="gr9" draw:text-style-name="P3" draw:layer="layout" svg:width="1.778cm" svg:height="1.114cm" svg:x="4.545cm" svg:y="5.507cm">
            <draw:text-box>
              <text:p>E<text:span text:style-name="T1">F</text:span></text:p>
            </draw:text-box>
          </draw:frame>
        </draw:g>
        <draw:frame draw:style-name="gr10" draw:text-style-name="P3" draw:layer="layout" svg:width="3.6cm" svg:height="2.473cm" svg:x="5.56cm" svg:y="13.925cm">
          <draw:text-box>
            <text:p>P<text:span text:style-name="T1">EM, electric </text:span>(P<text:span text:style-name="T1">B, terminal</text:span><text:span text:style-name="T2">)</text:span></text:p>
          </draw:text-box>
        </draw:frame>
        <draw:line draw:style-name="gr4" draw:text-style-name="P1" draw:layer="layout" svg:x1="9.961cm" svg:y1="16.831cm" svg:x2="11.153cm" svg:y2="16.831cm">
          <text:p/>
        </draw:line>
        <draw:frame draw:style-name="gr11" draw:text-style-name="P3" draw:layer="layout" svg:width="2.938cm" svg:height="1.864cm" svg:x="9.896cm" svg:y="16.8cm">
          <draw:text-box>
            <text:p>P<text:span text:style-name="T1">B</text:span><text:span text:style-name="T1">, loss</text:span></text:p>
          </draw:text-box>
        </draw:frame>
        <draw:line draw:style-name="gr4" draw:text-style-name="P1" draw:layer="layout" svg:x1="9.894cm" svg:y1="13.388cm" svg:x2="11.086cm" svg:y2="13.388cm">
          <text:p/>
        </draw:line>
        <draw:frame draw:style-name="gr11" draw:text-style-name="P3" draw:layer="layout" svg:width="2.938cm" svg:height="1.864cm" svg:x="9.829cm" svg:y="13.357cm">
          <draw:text-box>
            <text:p>P<text:span text:style-name="T1">EM,</text:span><text:span text:style-name="T1"> loss</text:span></text:p>
          </draw:text-box>
        </draw:frame>
        <draw:line draw:style-name="gr4" draw:text-style-name="P1" draw:layer="layout" svg:x1="9.931cm" svg:y1="5.921cm" svg:x2="11.123cm" svg:y2="5.921cm">
          <text:p/>
        </draw:line>
        <draw:frame draw:style-name="gr11" draw:text-style-name="P3" draw:layer="layout" svg:width="2.938cm" svg:height="1.864cm" svg:x="9.865cm" svg:y="4.757cm">
          <draw:text-box>
            <text:p>P<text:span text:style-name="T1">ICE</text:span><text:span text:style-name="T1">, loss</text:span></text:p>
          </draw:text-box>
        </draw:frame>
        <draw:frame draw:style-name="gr5" draw:layer="layout" svg:width="1.778cm" svg:height="1.114cm" svg:x="14.583cm" svg:y="9.308cm">
          <draw:text-box>
            <text:p>P<text:span text:style-name="T1">W</text:span></text:p>
          </draw:text-box>
        </draw:frame>
        <draw:line draw:style-name="gr3" draw:text-style-name="P1" draw:layer="layout" svg:x1="8.608cm" svg:y1="12.632cm" svg:x2="8.608cm" svg:y2="10.783cm">
          <text:p/>
        </draw:line>
        <draw:g xml:id="id1" draw:id="id1">
          <draw:custom-shape draw:style-name="gr7" draw:text-style-name="P1" draw:layer="layout" svg:width="1.575cm" svg:height="1.524cm" svg:x="11.769cm" svg:y="12.089cm">
            <text:p/>
  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  </draw:custom-shape>
          <draw:frame draw:style-name="gr12" draw:text-style-name="P7" draw:layer="layout" svg:width="1.778cm" svg:height="0.962cm" svg:x="11.938cm" svg:y="12.372cm">
            <draw:text-box>
              <text:p text:style-name="P6"><text:span text:style-name="T4"><text:s/></text:span><text:span text:style-name="T4">g</text:span></text:p>
            </draw:text-box>
          </draw:frame>
        </draw:g>
        <draw:frame draw:style-name="gr13" draw:text-style-name="P9" draw:layer="layout" svg:width="1.778cm" svg:height="0.967cm" svg:x="12.848cm" svg:y="11.275cm">
          <draw:text-box>
            <text:p text:style-name="P8"><text:span text:style-name="T6">γ</text:span><text:span text:style-name="T7">(g)</text:span></text:p>
          </draw:text-box>
        </draw:frame>
        <draw:connector draw:style-name="gr14" draw:text-style-name="P1" draw:layer="layout" svg:x1="12.742cm" svg:y1="12.089cm" svg:x2="12.753cm" svg:y2="11.182cm" draw:start-shape="id1" draw:start-glue-point="0" draw:end-shape="id2" draw:end-glue-point="2" svg:d="M12742 12089v-453h11v-454" svg:viewBox="0 0 12 908">
          <text:p/>
        </draw:connector>
        <draw:line draw:style-name="gr4" draw:text-style-name="P1" draw:layer="layout" svg:x1="12.73cm" svg:y1="9.576cm" svg:x2="12.73cm" svg:y2="8.122cm">
          <text:p/>
        </draw:line>
        <draw:frame draw:style-name="gr11" draw:text-style-name="P3" draw:layer="layout" svg:width="2.938cm" svg:height="1.864cm" svg:x="12.678cm" svg:y="8.033cm">
          <draw:text-box>
            <text:p>P<text:span text:style-name="T8">γ</text:span><text:span text:style-name="T9">(g)</text:span><text:span text:style-name="T1"> loss</text:span></text:p>
          </draw:text-box>
        </draw:frame>
        <draw:g>
          <draw:g>
            <draw:custom-shape draw:style-name="gr7" draw:text-style-name="P1" draw:layer="layout" svg:width="1.575cm" svg:height="1.524cm" svg:x="4.509cm" svg:y="7.436cm">
              <text:p/>
    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    </draw:custom-shape>
            <draw:frame draw:style-name="gr12" draw:text-style-name="P5" draw:layer="layout" svg:width="1.778cm" svg:height="0.962cm" svg:x="4.678cm" svg:y="7.719cm">
              <draw:text-box>
                <text:p text:style-name="P4"><text:span text:style-name="T4"><text:s/></text:span><text:span text:style-name="T4">e</text:span></text:p>
              </draw:text-box>
            </draw:frame>
          </draw:g>
          <draw:line draw:style-name="gr15" draw:text-style-name="P1" draw:layer="layout" svg:x1="6.121cm" svg:y1="8.196cm" svg:x2="8.343cm" svg:y2="8.195cm">
            <text:p/>
          </draw:line>
          <draw:line draw:style-name="gr15" draw:text-style-name="P1" draw:layer="layout" svg:x1="8.328cm" svg:y1="7.706cm" svg:x2="8.328cm" svg:y2="8.69cm">
            <text:p/>
          </draw:line>
        </draw:g>
        <draw:g>
          <draw:line draw:style-name="gr4" draw:text-style-name="P1" draw:layer="layout" svg:x1="8.62cm" svg:y1="8.62cm" svg:x2="8.598cm" svg:y2="10.055cm">
            <text:p/>
          </draw:line>
          <draw:custom-shape draw:style-name="gr1" draw:text-style-name="P1" draw:layer="layout" svg:width="0.213cm" svg:height="0.279cm" svg:x="8.515cm" svg:y="8.493cm">
            <text:p/>
  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  </draw:custom-shape>
        </draw:g>
        <draw:g>
          <draw:line draw:style-name="gr15" draw:text-style-name="P1" draw:layer="layout" svg:x1="8.62cm" svg:y1="6.713cm" svg:x2="8.62cm" svg:y2="7.697cm">
            <text:p/>
          </draw:line>
          <draw:custom-shape draw:style-name="gr1" draw:text-style-name="P1" draw:layer="layout" svg:width="0.213cm" svg:height="0.279cm" svg:x="8.515cm" svg:y="7.693cm">
            <text:p/>
  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adornments="Regular" style:font-family-generic="roman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Ultrafine_20_2_20_Dots_20_3_20_Dashes" svg:stroke-color="#000000" draw:fill="none" draw:fill-image-width="0cm" draw:fill-image-height="0cm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ulef </meta:initial-creator>
    <meta:creation-date>2016-08-15T14:34:12.150517555</meta:creation-date>
    <dc:date>2016-08-15T19:16:25.667727494</dc:date>
    <dc:creator>kaulef </dc:creator>
    <meta:editing-duration>PT4H35M</meta:editing-duration>
    <meta:editing-cycles>17</meta:editing-cycles>
    <meta:generator>LibreOffice/4.2.8.2$Linux_X86_64 LibreOffice_project/420m0$Build-2</meta:generator>
    <meta:document-statistic meta:object-count="49"/>
  </office:meta>
</office:document-meta>
</file>